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odsdiff_newline" style:family="table-cell">
      <style:table-cell-properties fo:background-color="#00ff66"/>
    </style:style>
    <style:style style:name="odsdiff_removedline" style:family="table-cell">
      <style:table-cell-properties fo:background-color="#ff9999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st l1</text:p>
          </table:table-cell>
          <table:table-cell table:style-name="ce1" office:value-type="string" calcext:value-type="string">
            <text:p>Bé 1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est l2 modifié</text:p>
          </table:table-cell>
          <table:table-cell office:value-type="string" calcext:value-type="string">
            <text:p>Bé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l3</text:p>
          </table:table-cell>
          <table:table-cell office:value-type="string" calcext:value-type="string">
            <text:p>Bé 3 modifié</text:p>
          </table:table-cell>
          <table:table-cell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
              <text:s text:c="2"/>
            </text:p>
          </table:table-cell>
          <table:table-cell table:number-columns-repeated="1021"/>
        </table:table-row>
      </table:table>
      <table:table table:name="Feuille2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cell in sheet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0:45:58.498190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1:04:05.881767954</meta:creation-date>
    <dc:date>2017-03-20T10:46:13.102810383</dc:date>
    <meta:editing-duration>PT9H23M11S</meta:editing-duration>
    <meta:editing-cycles>8</meta:editing-cycles>
    <meta:generator>LibreOffice/5.2.2.2$Linux_X86_64 LibreOffice_project/20m0$Build-2</meta:generator>
    <meta:document-statistic meta:table-count="2" meta:cell-count="10" meta:object-count="0"/>
  </office:meta>
</office:document-meta>
</file>